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arial" svg:font-family="arial" style:font-family-generic="swis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283in"/>
    </style:style>
    <style:style style:name="co3" style:family="table-column">
      <style:table-column-properties fo:break-before="auto" style:column-width="1.6571in"/>
    </style:style>
    <style:style style:name="co4" style:family="table-column">
      <style:table-column-properties fo:break-before="auto" style:column-width="1.4291in"/>
    </style:style>
    <style:style style:name="co5" style:family="table-column">
      <style:table-column-properties fo:break-before="auto" style:column-width="1.6075in"/>
    </style:style>
    <style:style style:name="co6" style:family="table-column">
      <style:table-column-properties fo:break-before="auto" style:column-width="1.717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weight="bold" style:font-weight-asian="bold" style:font-weight-complex="bold"/>
    </style:style>
    <style:style style:name="ce3" style:family="table-cell" style:parent-style-name="Default">
      <style:text-properties style:font-name="arial" fo:font-weight="bold" style:font-weight-asian="bold" style:font-weight-complex="bold"/>
    </style:style>
    <style:style style:name="ce4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in"/>
      <style:text-properties fo:color="#c9211e" style:font-name="arial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weight="bold" style:font-weight-asian="bold" style:font-weight-complex="bold"/>
    </style:style>
    <style:style style:name="ce9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  <style:text-properties style:font-name="arial" fo:font-weight="bold" style:font-weight-asian="bold" style:font-weight-complex="bold"/>
    </style:style>
    <style:style style:name="ce7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in"/>
      <style:text-properties style:font-name="arial" fo:font-weight="bold" style:font-weight-asian="bold" style:font-weight-complex="bold"/>
    </style:style>
    <style:style style:name="ce11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marker-start="Square" draw:marker-start-width="0.0787in" draw:marker-end="Arrow" draw:marker-end-width="0.0787in" draw:textarea-horizontal-align="center" draw:textarea-vertical-align="middle"/>
      <style:paragraph-properties fo:text-align="center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line draw:z-index="0" draw:name="Line 1" draw:style-name="gr1" draw:text-style-name="P1" svg:x1="5.626in" svg:y1="2.3213in" svg:x2="5.6476in" svg:y2="3.5315in">
            <text:p/>
          </draw:line>
          <draw:line draw:z-index="1" draw:name="Line 46" draw:style-name="gr1" draw:text-style-name="P1" svg:x1="13.2559in" svg:y1="10.7165in" svg:x2="15.7598in" svg:y2="8.1016in">
            <text:p/>
          </draw:line>
          <draw:line draw:z-index="2" draw:name="Line 2" draw:style-name="gr1" draw:text-style-name="P1" svg:x1="5.6693in" svg:y1="3.7402in" svg:x2="5.6476in" svg:y2="4.6413in">
            <text:p/>
          </draw:line>
          <draw:line draw:z-index="3" draw:name="Line 45" draw:style-name="gr1" draw:text-style-name="P1" svg:x1="13.324in" svg:y1="23.1602in" svg:x2="13.2902in" svg:y2="10.672in">
            <text:p/>
          </draw:line>
          <draw:line draw:z-index="4" draw:name="Line 3" draw:style-name="gr1" draw:text-style-name="P1" svg:x1="5.6693in" svg:y1="4.9118in" svg:x2="5.6693in" svg:y2="6.1547in">
            <text:p/>
          </draw:line>
          <draw:line draw:z-index="5" draw:name="Line 44" draw:style-name="gr1" draw:text-style-name="P1" svg:x1="15.4587in" svg:y1="27.1067in" svg:x2="13.2787in" svg:y2="23.0831in">
            <text:p/>
          </draw:line>
          <draw:line draw:z-index="6" draw:name="Line 4" draw:style-name="gr1" draw:text-style-name="P1" svg:x1="5.6476in" svg:y1="6.435in" svg:x2="5.6476in" svg:y2="7.7949in">
            <text:p/>
          </draw:line>
          <draw:line draw:z-index="7" draw:name="Line 43" draw:style-name="gr1" draw:text-style-name="P1" svg:x1="16.1772in" svg:y1="27.0945in" svg:x2="18.9996in" svg:y2="27.1059in">
            <text:p/>
          </draw:line>
          <draw:line draw:z-index="8" draw:name="Line 5" draw:style-name="gr1" draw:text-style-name="P1" svg:x1="5.637in" svg:y1="8.0354in" svg:x2="5.6264in" svg:y2="10.5815in">
            <text:p/>
          </draw:line>
          <draw:line draw:z-index="9" draw:name="Line 42" draw:style-name="gr1" draw:text-style-name="P1" svg:x1="16.1087in" svg:y1="25.5024in" svg:x2="19.0449in" svg:y2="25.4913in">
            <text:p/>
          </draw:line>
          <draw:line draw:z-index="10" draw:name="Horizontal line 1" draw:style-name="gr1" draw:text-style-name="P1" svg:x1="6.0272in" svg:y1="7.9449in" svg:x2="7.1976in" svg:y2="7.9449in">
            <text:p/>
          </draw:line>
          <draw:line draw:z-index="11" draw:name="Horizontal line 9" draw:style-name="gr1" draw:text-style-name="P1" svg:x1="16.1441in" svg:y1="23.7295in" svg:x2="19.0689in" svg:y2="23.7295in">
            <text:p/>
          </draw:line>
          <draw:line draw:z-index="12" draw:name="Horizontal line 2" draw:style-name="gr1" draw:text-style-name="P1" svg:x1="7.8701in" svg:y1="7.9244in" svg:x2="8.9217in" svg:y2="7.9244in">
            <text:p/>
          </draw:line>
          <draw:line draw:z-index="13" draw:name="Line 41" draw:style-name="gr1" draw:text-style-name="P1" svg:x1="16.1437in" svg:y1="21.7783in" svg:x2="18.9374in" svg:y2="21.7673in">
            <text:p/>
          </draw:line>
          <draw:line draw:z-index="14" draw:name="Line 6" draw:style-name="gr1" draw:text-style-name="P1" svg:x1="6.0169in" svg:y1="12.4799in" svg:x2="7.339in" svg:y2="12.4799in">
            <text:p/>
          </draw:line>
          <draw:line draw:z-index="15" draw:name="Line 40" draw:style-name="gr1" draw:text-style-name="P1" svg:x1="16.2209in" svg:y1="19.4228in" svg:x2="19.0433in" svg:y2="19.4339in">
            <text:p/>
          </draw:line>
          <draw:line draw:z-index="16" draw:name="Line 7" draw:style-name="gr1" draw:text-style-name="P1" svg:x1="5.7024in" svg:y1="12.622in" svg:x2="5.7024in" svg:y2="14.1346in">
            <text:p/>
          </draw:line>
          <draw:line draw:z-index="17" draw:name="Horizontal line 8" draw:style-name="gr1" draw:text-style-name="P1" svg:x1="16.1732in" svg:y1="17.2602in" svg:x2="19.0299in" svg:y2="17.2602in">
            <text:p/>
          </draw:line>
          <draw:line draw:z-index="18" draw:name="Horizontal line 3" draw:style-name="gr1" draw:text-style-name="P1" svg:x1="6.0811in" svg:y1="14.2953in" svg:x2="7.2409in" svg:y2="14.2953in">
            <text:p/>
          </draw:line>
          <draw:line draw:z-index="19" draw:name="Line 39" draw:style-name="gr1" draw:text-style-name="P1" svg:x1="15.7484in" svg:y1="25.5732in" svg:x2="15.7598in" svg:y2="27.0957in">
            <text:p/>
          </draw:line>
          <draw:line draw:z-index="20" draw:name="Line 8" draw:style-name="gr1" draw:text-style-name="P1" svg:x1="5.6693in" svg:y1="10.5504in" svg:x2="5.6693in" svg:y2="12.4008in">
            <text:p/>
          </draw:line>
          <draw:line draw:z-index="21" draw:name="Line 38" draw:style-name="gr1" draw:text-style-name="P1" svg:x1="15.7953in" svg:y1="23.7681in" svg:x2="15.761in" svg:y2="25.3902in">
            <text:p/>
          </draw:line>
          <draw:line draw:z-index="22" draw:name="Line 9" draw:style-name="gr1" draw:text-style-name="P1" svg:x1="5.7016in" svg:y1="14.3508in" svg:x2="5.6909in" svg:y2="15.6094in">
            <text:p/>
          </draw:line>
          <draw:line draw:z-index="23" draw:name="Line 37" draw:style-name="gr1" draw:text-style-name="P1" svg:x1="15.8067in" svg:y1="21.8161in" svg:x2="15.7953in" svg:y2="23.7165in">
            <text:p/>
          </draw:line>
          <draw:line draw:z-index="24" draw:name="Vertical line 1" draw:style-name="gr1" draw:text-style-name="P1" svg:x1="5.6909in" svg:y1="15.8327in" svg:x2="5.6909in" svg:y2="17.2272in">
            <text:p/>
          </draw:line>
          <draw:line draw:z-index="25" draw:name="Line 36" draw:style-name="gr1" draw:text-style-name="P1" svg:x1="15.8484in" svg:y1="19.489in" svg:x2="15.837in" svg:y2="21.7008in">
            <text:p/>
          </draw:line>
          <draw:line draw:z-index="26" draw:name="Line 10" draw:style-name="gr1" draw:text-style-name="P1" svg:x1="5.3984in" svg:y1="2.1543in" svg:x2="4.6071in" svg:y2="3.3323in">
            <text:p/>
          </draw:line>
          <draw:line draw:z-index="27" draw:name="Line 35" draw:style-name="gr1" draw:text-style-name="P1" svg:x1="15.8598in" svg:y1="17.2945in" svg:x2="15.8937in" svg:y2="19.3504in">
            <text:p/>
          </draw:line>
          <draw:line draw:z-index="28" draw:name="Line 11" draw:style-name="gr1" draw:text-style-name="P1" svg:x1="4.661in" svg:y1="3.2276in" svg:x2="4.5854in" svg:y2="15.0004in">
            <text:p/>
          </draw:line>
          <draw:line draw:z-index="29" draw:name="Line 34" draw:style-name="gr1" draw:text-style-name="P1" svg:x1="15.8701in" svg:y1="15.776in" svg:x2="15.8811in" svg:y2="17.2764in">
            <text:p/>
          </draw:line>
          <draw:line draw:z-index="30" draw:name="Line 12" draw:style-name="gr1" draw:text-style-name="P1" svg:x1="4.5744in" svg:y1="14.9535in" svg:x2="5.4736in" svg:y2="15.748in">
            <text:p/>
          </draw:line>
          <draw:line draw:z-index="31" draw:name="Vertical line 3" draw:style-name="gr1" draw:text-style-name="P1" svg:x1="15.8366in" svg:y1="14.4654in" svg:x2="15.8366in" svg:y2="15.7654in">
            <text:p/>
          </draw:line>
          <draw:line draw:z-index="32" draw:name="Line 13" draw:style-name="gr1" draw:text-style-name="P1" svg:x1="5.9508in" svg:y1="6.3618in" svg:x2="12.539in" svg:y2="6.3898in">
            <text:p/>
          </draw:line>
          <draw:line draw:z-index="33" draw:name="Line 33" draw:style-name="gr1" draw:text-style-name="P1" svg:x1="16.0756in" svg:y1="15.7248in" svg:x2="18.898in" svg:y2="15.7024in">
            <text:p/>
          </draw:line>
          <draw:line draw:z-index="34" draw:name="Line 14" draw:style-name="gr1" draw:text-style-name="P1" svg:x1="13.0142in" svg:y1="6.376in" svg:x2="13.0142in" svg:y2="7.865in">
            <text:p/>
          </draw:line>
          <draw:line draw:z-index="35" draw:name="Line 32" draw:style-name="gr1" draw:text-style-name="P1" svg:x1="29.1835in" svg:y1="14.3126in" svg:x2="30.6409in" svg:y2="12.6016in">
            <text:p/>
          </draw:line>
          <draw:line draw:z-index="36" draw:name="Line 15" draw:style-name="gr1" draw:text-style-name="P1" svg:x1="13.0248in" svg:y1="7.9476in" svg:x2="13.0142in" svg:y2="9.185in">
            <text:p/>
          </draw:line>
          <draw:line draw:z-index="37" draw:name="Line 31" draw:style-name="gr1" draw:text-style-name="P1" svg:x1="26.2449in" svg:y1="14.2185in" svg:x2="26.4224in" svg:y2="12.6134in">
            <text:p/>
          </draw:line>
          <draw:line draw:z-index="38" draw:name="Line 16" draw:style-name="gr1" draw:text-style-name="P1" svg:x1="13.4795in" svg:y1="9.272in" svg:x2="15.722in" svg:y2="7.9299in">
            <text:p/>
          </draw:line>
          <draw:line draw:z-index="39" draw:name="Line 30" draw:style-name="gr1" draw:text-style-name="P1" svg:x1="22.8315in" svg:y1="14.1949in" svg:x2="23.0685in" svg:y2="12.6134in">
            <text:p/>
          </draw:line>
          <draw:line draw:z-index="40" draw:name="Line 17" draw:style-name="gr1" draw:text-style-name="P1" svg:x1="15.9469in" svg:y1="8.0016in" svg:x2="17.2252in" svg:y2="6.313in">
            <text:p/>
          </draw:line>
          <draw:line draw:z-index="41" draw:name="Horizontal line 7" draw:style-name="gr1" draw:text-style-name="P1" svg:x1="26.5531in" svg:y1="14.3299in" svg:x2="28.674in" svg:y2="14.3299in">
            <text:p/>
          </draw:line>
          <draw:line draw:z-index="42" draw:name="Line 18" draw:style-name="gr1" draw:text-style-name="P1" svg:x1="15.7902in" svg:y1="8.0051in" svg:x2="15.7598in" svg:y2="9.0638in">
            <text:p/>
          </draw:line>
          <draw:line draw:z-index="43" draw:name="Horizontal line 6" draw:style-name="gr1" draw:text-style-name="P1" svg:x1="22.95in" svg:y1="14.3299in" svg:x2="25.9953in" svg:y2="14.3299in">
            <text:p/>
          </draw:line>
          <draw:line draw:z-index="44" draw:name="Vertical line 2" draw:style-name="gr1" draw:text-style-name="P1" svg:x1="15.9429in" svg:y1="10.1866in" svg:x2="15.9429in" svg:y2="11.6917in">
            <text:p/>
          </draw:line>
          <draw:line draw:z-index="45" draw:name="Line 29" draw:style-name="gr1" draw:text-style-name="P1" svg:x1="19.4429in" svg:y1="14.2945in" svg:x2="22.4287in" svg:y2="14.2827in">
            <text:p/>
          </draw:line>
          <draw:line draw:z-index="46" draw:name="Line 19" draw:style-name="gr1" draw:text-style-name="P1" svg:x1="18.6606in" svg:y1="6.3433in" svg:x2="20.9295in" svg:y2="6.3551in">
            <text:p/>
          </draw:line>
          <draw:line draw:z-index="47" draw:name="Line 28" draw:style-name="gr1" draw:text-style-name="P1" svg:x1="16.1047in" svg:y1="14.3299in" svg:x2="18.8657in" svg:y2="14.3181in">
            <text:p/>
          </draw:line>
          <draw:line draw:z-index="48" draw:name="Horizontal line 4" draw:style-name="gr1" draw:text-style-name="P1" svg:x1="16.052in" svg:y1="11.7201in" svg:x2="19.4398in" svg:y2="11.7201in">
            <text:p/>
          </draw:line>
          <draw:line draw:z-index="49" draw:name="Line 27" draw:style-name="gr1" draw:text-style-name="P1" svg:x1="29.0126in" svg:y1="10.1618in" svg:x2="30.5484in" svg:y2="8.0283in">
            <text:p/>
          </draw:line>
          <draw:line draw:z-index="50" draw:name="Line 20" draw:style-name="gr1" draw:text-style-name="P1" svg:x1="15.8465in" svg:y1="11.8039in" svg:x2="15.8571in" svg:y2="14.2055in">
            <text:p/>
          </draw:line>
          <draw:line draw:z-index="51" draw:name="Line 26" draw:style-name="gr1" draw:text-style-name="P1" svg:x1="26.3583in" svg:y1="10.1618in" svg:x2="26.5264in" svg:y2="7.9807in">
            <text:p/>
          </draw:line>
          <draw:line draw:z-index="52" draw:name="Line 21" draw:style-name="gr1" draw:text-style-name="P1" svg:x1="16.1063in" svg:y1="10.1201in" svg:x2="18.8339in" svg:y2="10.1094in">
            <text:p/>
          </draw:line>
          <draw:line draw:z-index="53" draw:name="Line 25" draw:style-name="gr1" draw:text-style-name="P1" svg:x1="22.7067in" svg:y1="10.2091in" svg:x2="22.8268in" svg:y2="8.0283in">
            <text:p/>
          </draw:line>
          <draw:line draw:z-index="54" draw:name="Horizontal line 5" draw:style-name="gr1" draw:text-style-name="P1" svg:x1="19.5563in" svg:y1="10.1201in" svg:x2="22.4681in" svg:y2="10.1201in">
            <text:p/>
          </draw:line>
          <draw:line draw:z-index="55" draw:name="Line 24" draw:style-name="gr1" draw:text-style-name="P1" svg:x1="15.8787in" svg:y1="9.137in" svg:x2="15.8898in" svg:y2="10.1535in">
            <text:p/>
          </draw:line>
          <draw:line draw:z-index="56" draw:name="Line 22" draw:style-name="gr1" draw:text-style-name="P1" svg:x1="23.0409in" svg:y1="10.1307in" svg:x2="25.9638in" svg:y2="10.1409in">
            <text:p/>
          </draw:line>
          <draw:line draw:z-index="57" draw:name="Line 23" draw:style-name="gr1" draw:text-style-name="P1" svg:x1="26.6181in" svg:y1="10.1409in" svg:x2="28.5776in" svg:y2="10.1307in">
            <text:p/>
          </draw:line>
        </table:shapes>
        <table:table-column table:style-name="co1" table:number-columns-repeated="8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1" table:number-columns-repeated="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1" table:number-columns-repeated="1002" table:default-cell-style-name="ce1"/>
        <table:table-row table:style-name="ro1" table:number-rows-repeated="3">
          <table:table-cell table:number-columns-repeated="1024"/>
        </table:table-row>
        <table:table-row table:style-name="ro1" table:number-rows-repeated="5">
          <table:table-cell table:style-name="ce3" table:number-columns-repeated="12"/>
          <table:table-cell table:number-columns-repeated="1012"/>
        </table:table-row>
        <table:table-row table:style-name="ro1" table:number-rows-repeated="3">
          <table:table-cell table:style-name="ce3" table:number-columns-repeated="5"/>
          <table:table-cell table:number-columns-repeated="1019"/>
        </table:table-row>
        <table:table-row table:style-name="ro2">
          <table:table-cell table:style-name="ce3" table:number-columns-repeated="5"/>
          <table:table-cell/>
          <table:table-cell table:style-name="ce4" office:value-type="string" calcext:value-type="string">
            <text:p>Start Program</text:p>
          </table:table-cell>
          <table:table-cell table:number-columns-repeated="1017"/>
        </table:table-row>
        <table:table-row table:style-name="ro1" table:number-rows-repeated="4">
          <table:table-cell table:style-name="ce3" table:number-columns-repeated="5"/>
          <table:table-cell table:number-columns-repeated="1019"/>
        </table:table-row>
        <table:table-row table:style-name="ro1">
          <table:table-cell table:style-name="ce3" table:number-columns-repeated="5"/>
          <table:table-cell/>
          <table:table-cell table:style-name="ce5"/>
          <table:table-cell table:number-columns-repeated="1017"/>
        </table:table-row>
        <table:table-row table:style-name="ro1" table:number-rows-repeated="2">
          <table:table-cell table:style-name="ce3" table:number-columns-repeated="5"/>
          <table:table-cell table:number-columns-repeated="1019"/>
        </table:table-row>
        <table:table-row table:style-name="ro1">
          <table:table-cell table:style-name="ce3" table:number-columns-repeated="5"/>
          <table:table-cell/>
          <table:table-cell table:style-name="ce9" office:value-type="string" calcext:value-type="string">
            <text:p>boucle ‘do’</text:p>
          </table:table-cell>
          <table:table-cell table:number-columns-repeated="1017"/>
        </table:table-row>
        <table:table-row table:style-name="ro1" table:number-rows-repeated="5">
          <table:table-cell table:style-name="ce3" table:number-columns-repeated="5"/>
          <table:table-cell table:number-columns-repeated="1019"/>
        </table:table-row>
        <table:table-row table:style-name="ro2">
          <table:table-cell table:style-name="ce3" table:number-columns-repeated="5"/>
          <table:table-cell/>
          <table:table-cell table:style-name="ce7" office:value-type="string" calcext:value-type="string">
            <text:p>message du jeux</text:p>
          </table:table-cell>
          <table:table-cell table:number-columns-repeated="1017"/>
        </table:table-row>
        <table:table-row table:style-name="ro1" table:number-rows-repeated="7">
          <table:table-cell table:style-name="ce3" table:number-columns-repeated="5"/>
          <table:table-cell table:number-columns-repeated="1019"/>
        </table:table-row>
        <table:table-row table:style-name="ro2">
          <table:table-cell table:style-name="ce3" table:number-columns-repeated="5"/>
          <table:table-cell/>
          <table:table-cell table:style-name="ce9" office:value-type="string" calcext:value-type="string">
            <text:p>Case 1:</text:p>
          </table:table-cell>
          <table:table-cell table:number-columns-repeated="2"/>
          <table:table-cell office:value-type="string" calcext:value-type="string">
            <text:p>Oui</text:p>
          </table:table-cell>
          <table:table-cell table:number-columns-repeated="3"/>
          <table:table-cell table:style-name="ce7" office:value-type="string" calcext:value-type="string">
            <text:p>genererSudoku()</text:p>
          </table:table-cell>
          <table:table-cell table:number-columns-repeated="4"/>
          <table:table-cell table:style-name="ce7" office:value-type="string" calcext:value-type="string">
            <text:p>genererFichierModeleSudoku()</text:p>
          </table:table-cell>
          <table:table-cell table:number-columns-repeated="2"/>
          <table:table-cell table:style-name="ce7" office:value-type="string" calcext:value-type="string">
            <text:p>genererFichierImprimerSudoku()</text:p>
          </table:table-cell>
          <table:table-cell table:number-columns-repeated="1002"/>
        </table:table-row>
        <table:table-row table:style-name="ro1" table:number-rows-repeated="3">
          <table:table-cell table:style-name="ce3" table:number-columns-repeated="5"/>
          <table:table-cell table:number-columns-repeated="1019"/>
        </table:table-row>
        <table:table-row table:style-name="ro1">
          <table:table-cell table:style-name="ce3" table:number-columns-repeated="5"/>
          <table:table-cell/>
          <table:table-cell office:value-type="string" calcext:value-type="string">
            <text:p>Non</text:p>
          </table:table-cell>
          <table:table-cell table:number-columns-repeated="1017"/>
        </table:table-row>
        <table:table-row table:style-name="ro1" table:number-rows-repeated="3">
          <table:table-cell table:style-name="ce3" table:number-columns-repeated="5"/>
          <table:table-cell table:number-columns-repeated="1019"/>
        </table:table-row>
        <table:table-row table:style-name="ro2">
          <table:table-cell table:style-name="ce3" table:number-columns-repeated="5"/>
          <table:table-cell/>
          <table:table-cell table:style-name="ce9" office:value-type="string" calcext:value-type="string">
            <text:p>Case 2: </text:p>
          </table:table-cell>
          <table:table-cell/>
          <table:table-cell table:style-name="ce11" office:value-type="string" calcext:value-type="string">
            <text:p>imprimerSudoku()</text:p>
          </table:table-cell>
          <table:table-cell/>
          <table:table-cell table:style-name="ce11" office:value-type="string" calcext:value-type="string">
            <text:p>genererFichierCompletSudoku()</text:p>
          </table:table-cell>
          <table:table-cell table:number-columns-repeated="2"/>
          <table:table-cell table:style-name="ce9" office:value-type="string" calcext:value-type="string">
            <text:p>initialiser()</text:p>
          </table:table-cell>
          <table:table-cell table:number-columns-repeated="2"/>
          <table:table-cell table:style-name="ce9" office:value-type="string" calcext:value-type="string">
            <text:p>I &lt; 10</text:p>
          </table:table-cell>
          <table:table-cell table:number-columns-repeated="5"/>
          <table:table-cell table:style-name="ce11" office:value-type="string" calcext:value-type="string" table:number-columns-spanned="2" table:number-rows-spanned="1">
            <text:p>swapPetitLigne(rand() % 3, rand() % 3);</text:p>
          </table:table-cell>
          <table:covered-table-cell/>
          <table:table-cell table:number-columns-repeated="2"/>
          <table:table-cell table:style-name="ce11" office:value-type="string" calcext:value-type="string" table:number-columns-spanned="3" table:number-rows-spanned="1">
            <text:p>swapPetitLigne((rand() % 3) + 3, <text:s text:c="9"/>(rand() % 3) + 3);</text:p>
          </table:table-cell>
          <table:covered-table-cell table:number-columns-repeated="2"/>
          <table:table-cell table:number-columns-repeated="2"/>
          <table:table-cell table:style-name="ce11" office:value-type="string" calcext:value-type="string" table:number-columns-spanned="3" table:number-rows-spanned="1">
            <text:p>swapPetitLigne((rand() % 3) + 6, <text:s text:c="9"/>(rand() % 3) + 6);</text:p>
          </table:table-cell>
          <table:covered-table-cell table:number-columns-repeated="2"/>
          <table:table-cell table:number-columns-repeated="990"/>
        </table:table-row>
        <table:table-row table:style-name="ro1" table:number-rows-repeated="2">
          <table:table-cell table:style-name="ce3" table:number-columns-repeated="5"/>
          <table:table-cell table:number-columns-repeated="1019"/>
        </table:table-row>
        <table:table-row table:style-name="ro1">
          <table:table-cell table:style-name="ce3" table:number-columns-repeated="5"/>
          <table:table-cell table:number-columns-repeated="11"/>
          <table:table-cell office:value-type="string" calcext:value-type="string">
            <text:p>Oui</text:p>
          </table:table-cell>
          <table:table-cell table:number-columns-repeated="1007"/>
        </table:table-row>
        <table:table-row table:style-name="ro1">
          <table:table-cell table:style-name="ce3" table:number-columns-repeated="5"/>
          <table:table-cell table:number-columns-repeated="1019"/>
        </table:table-row>
        <table:table-row table:style-name="ro1">
          <table:table-cell table:style-name="ce3" table:number-columns-repeated="5"/>
          <table:table-cell/>
          <table:table-cell office:value-type="string" calcext:value-type="string">
            <text:p>Non</text:p>
          </table:table-cell>
          <table:table-cell table:number-columns-repeated="1017"/>
        </table:table-row>
        <table:table-row table:style-name="ro1">
          <table:table-cell table:style-name="ce3" table:number-columns-repeated="5"/>
          <table:table-cell table:number-columns-repeated="11"/>
          <table:table-cell table:style-name="ce9" office:value-type="string" calcext:value-type="string" table:number-columns-spanned="2" table:number-rows-spanned="1">
            <text:p>switch(melanger)</text:p>
          </table:table-cell>
          <table:covered-table-cell/>
          <table:table-cell table:number-columns-repeated="4"/>
          <table:table-cell office:value-type="string" calcext:value-type="string">
            <text:p>Oui</text:p>
          </table:table-cell>
          <table:table-cell table:number-columns-repeated="3"/>
          <table:table-cell office:value-type="string" calcext:value-type="string">
            <text:p>Oui</text:p>
          </table:table-cell>
          <table:table-cell table:number-columns-repeated="3"/>
          <table:table-cell office:value-type="string" calcext:value-type="string">
            <text:p>Oui</text:p>
          </table:table-cell>
          <table:table-cell table:number-columns-repeated="993"/>
        </table:table-row>
        <table:table-row table:style-name="ro1">
          <table:table-cell table:style-name="ce3" table:number-columns-repeated="5"/>
          <table:table-cell table:number-columns-repeated="8"/>
          <table:table-cell table:style-name="ce9" office:value-type="string" calcext:value-type="string">
            <text:p>for(i = 0; I &lt; 10; i++)</text:p>
          </table:table-cell>
          <table:table-cell table:number-columns-repeated="1010"/>
        </table:table-row>
        <table:table-row table:style-name="ro1">
          <table:table-cell table:style-name="ce3" table:number-columns-repeated="5"/>
          <table:table-cell table:number-columns-repeated="1019"/>
        </table:table-row>
        <table:table-row table:style-name="ro1">
          <table:table-cell table:style-name="ce3" table:number-columns-repeated="5"/>
          <table:table-cell table:number-columns-repeated="11"/>
          <table:table-cell office:value-type="string" calcext:value-type="string">
            <text:p>Oui</text:p>
          </table:table-cell>
          <table:table-cell table:number-columns-repeated="1007"/>
        </table:table-row>
        <table:table-row table:style-name="ro1" table:number-rows-repeated="2">
          <table:table-cell table:style-name="ce3" table:number-columns-repeated="5"/>
          <table:table-cell table:number-columns-repeated="1019"/>
        </table:table-row>
        <table:table-row table:style-name="ro1">
          <table:table-cell table:style-name="ce3" table:number-columns-repeated="5"/>
          <table:table-cell table:number-columns-repeated="11"/>
          <table:table-cell table:style-name="ce9" office:value-type="string" calcext:value-type="string">
            <text:p>Case 0:</text:p>
          </table:table-cell>
          <table:table-cell/>
          <table:table-cell office:value-type="string" calcext:value-type="string">
            <text:p>Oui</text:p>
          </table:table-cell>
          <table:table-cell table:style-name="ce9" office:value-type="string" calcext:value-type="string">
            <text:p>switch(bloc)</text:p>
          </table:table-cell>
          <table:table-cell/>
          <table:table-cell office:value-type="string" calcext:value-type="string">
            <text:p>Oui</text:p>
          </table:table-cell>
          <table:table-cell table:style-name="ce9" office:value-type="string" calcext:value-type="string">
            <text:p>Case 0:</text:p>
          </table:table-cell>
          <table:table-cell/>
          <table:table-cell office:value-type="string" calcext:value-type="string">
            <text:p>Non</text:p>
          </table:table-cell>
          <table:table-cell/>
          <table:table-cell table:style-name="ce9" office:value-type="string" calcext:value-type="string">
            <text:p>Case 1:</text:p>
          </table:table-cell>
          <table:table-cell office:value-type="string" calcext:value-type="string">
            <text:p>Non</text:p>
          </table:table-cell>
          <table:table-cell/>
          <table:table-cell table:style-name="ce9" office:value-type="string" calcext:value-type="string">
            <text:p>Case 2:</text:p>
          </table:table-cell>
          <table:table-cell table:number-columns-repeated="994"/>
        </table:table-row>
        <table:table-row table:style-name="ro1">
          <table:table-cell table:style-name="ce3" table:number-columns-repeated="5"/>
          <table:table-cell table:number-columns-repeated="1019"/>
        </table:table-row>
        <table:table-row table:style-name="ro1">
          <table:table-cell table:style-name="ce3" table:number-columns-repeated="5"/>
          <table:table-cell/>
          <table:table-cell table:style-name="ce9" office:value-type="string" calcext:value-type="string">
            <text:p>Case 3:</text:p>
          </table:table-cell>
          <table:table-cell table:number-columns-repeated="1017"/>
        </table:table-row>
        <table:table-row table:style-name="ro1" table:number-rows-repeated="5">
          <table:table-cell table:style-name="ce3" table:number-columns-repeated="5"/>
          <table:table-cell table:number-columns-repeated="1019"/>
        </table:table-row>
        <table:table-row table:style-name="ro1">
          <table:table-cell table:style-name="ce3" table:number-columns-repeated="5"/>
          <table:table-cell/>
          <table:table-cell office:value-type="string" calcext:value-type="string">
            <text:p>Non</text:p>
          </table:table-cell>
          <table:table-cell table:number-columns-repeated="1017"/>
        </table:table-row>
        <table:table-row table:style-name="ro1">
          <table:table-cell table:style-name="ce3" table:number-columns-repeated="5"/>
          <table:table-cell table:number-columns-repeated="11"/>
          <table:table-cell table:style-name="ce9" office:value-type="string" calcext:value-type="string">
            <text:p>Case 1:</text:p>
          </table:table-cell>
          <table:table-cell/>
          <table:table-cell table:style-name="ce3" office:value-type="string" calcext:value-type="string">
            <text:p>Oui</text:p>
          </table:table-cell>
          <table:table-cell table:style-name="ce11" office:value-type="string" calcext:value-type="string" table:number-columns-spanned="4" table:number-rows-spanned="1">
            <text:p>swapGrandeLigne((rand() % 3), (rand() % 3));</text:p>
          </table:table-cell>
          <table:covered-table-cell table:number-columns-repeated="3"/>
          <table:table-cell table:number-columns-repeated="1001"/>
        </table:table-row>
        <table:table-row table:style-name="ro1" table:number-rows-repeated="3">
          <table:table-cell table:style-name="ce3" table:number-columns-repeated="5"/>
          <table:table-cell table:number-columns-repeated="1019"/>
        </table:table-row>
        <table:table-row table:style-name="ro2">
          <table:table-cell table:style-name="ce3" table:number-columns-repeated="5"/>
          <table:table-cell/>
          <table:table-cell table:style-name="ce9" office:value-type="string" calcext:value-type="string">
            <text:p>Case ‘x’:</text:p>
          </table:table-cell>
          <table:table-cell office:value-type="string" calcext:value-type="string">
            <text:p>Oui</text:p>
          </table:table-cell>
          <table:table-cell table:style-name="ce7" office:value-type="string" calcext:value-type="string">
            <text:p>Quitte programe</text:p>
          </table:table-cell>
          <table:table-cell table:number-columns-repeated="13"/>
          <table:table-cell table:style-name="ce11" office:value-type="string" calcext:value-type="string" table:number-columns-spanned="3" table:number-rows-spanned="1">
            <text:p>swapPetitColumn((rand() % 3), (rand() % 3));</text:p>
          </table:table-cell>
          <table:covered-table-cell table:number-columns-repeated="2"/>
          <table:table-cell/>
          <table:table-cell table:style-name="ce11" office:value-type="string" calcext:value-type="string" table:number-columns-spanned="3" table:number-rows-spanned="1">
            <text:p>swapPetitColumn((rand() % 3) + 3, <text:s text:c="7"/>(rand() % 3) + 3);</text:p>
          </table:table-cell>
          <table:covered-table-cell table:number-columns-repeated="2"/>
          <table:table-cell table:number-columns-repeated="2"/>
          <table:table-cell table:style-name="ce11" office:value-type="string" calcext:value-type="string" table:number-columns-spanned="3" table:number-rows-spanned="1">
            <text:p>swapPetitColumn((rand() % 3) + 6, (rand() % 3) + 6);</text:p>
          </table:table-cell>
          <table:covered-table-cell table:number-columns-repeated="2"/>
          <table:table-cell table:number-columns-repeated="990"/>
        </table:table-row>
        <table:table-row table:style-name="ro1" table:number-rows-repeated="2">
          <table:table-cell table:style-name="ce3" table:number-columns-repeated="5"/>
          <table:table-cell table:number-columns-repeated="1019"/>
        </table:table-row>
        <table:table-row table:style-name="ro1">
          <table:table-cell table:style-name="ce3" table:number-columns-repeated="5"/>
          <table:table-cell table:number-columns-repeated="11"/>
          <table:table-cell office:value-type="string" calcext:value-type="string">
            <text:p>Non</text:p>
          </table:table-cell>
          <table:table-cell table:number-columns-repeated="1007"/>
        </table:table-row>
        <table:table-row table:style-name="ro1">
          <table:table-cell table:style-name="ce3" table:number-columns-repeated="5"/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table:style-name="ce3" table:number-columns-repeated="5"/>
          <table:table-cell/>
          <table:table-cell office:value-type="string" calcext:value-type="string">
            <text:p>Non</text:p>
          </table:table-cell>
          <table:table-cell table:number-columns-repeated="15"/>
          <table:table-cell office:value-type="string" calcext:value-type="string">
            <text:p>Oui</text:p>
          </table:table-cell>
          <table:table-cell table:number-columns-repeated="3"/>
          <table:table-cell office:value-type="string" calcext:value-type="string">
            <text:p>Oui</text:p>
          </table:table-cell>
          <table:table-cell table:number-columns-repeated="3"/>
          <table:table-cell office:value-type="string" calcext:value-type="string">
            <text:p>Oui</text:p>
          </table:table-cell>
          <table:table-cell table:number-columns-repeated="993"/>
        </table:table-row>
        <table:table-row table:style-name="ro1" table:number-rows-repeated="3">
          <table:table-cell table:style-name="ce3" table:number-columns-repeated="5"/>
          <table:table-cell table:number-columns-repeated="1019"/>
        </table:table-row>
        <table:table-row table:style-name="ro2">
          <table:table-cell table:style-name="ce3" table:number-columns-repeated="5"/>
          <table:table-cell/>
          <table:table-cell table:style-name="ce9" office:value-type="string" calcext:value-type="string">
            <text:p>Default : </text:p>
          </table:table-cell>
          <table:table-cell office:value-type="string" calcext:value-type="string">
            <text:p>Oui</text:p>
          </table:table-cell>
          <table:table-cell table:style-name="ce7" office:value-type="string" calcext:value-type="string">
            <text:p>Option non valid</text:p>
          </table:table-cell>
          <table:table-cell table:number-columns-repeated="7"/>
          <table:table-cell table:style-name="ce9" office:value-type="string" calcext:value-type="string">
            <text:p>Case 2:</text:p>
          </table:table-cell>
          <table:table-cell/>
          <table:table-cell office:value-type="string" calcext:value-type="string">
            <text:p>Oui</text:p>
          </table:table-cell>
          <table:table-cell table:style-name="ce9" office:value-type="string" calcext:value-type="string">
            <text:p>switch(bloc)</text:p>
          </table:table-cell>
          <table:table-cell/>
          <table:table-cell office:value-type="string" calcext:value-type="string">
            <text:p>Oui</text:p>
          </table:table-cell>
          <table:table-cell table:style-name="ce9" office:value-type="string" calcext:value-type="string">
            <text:p>Case 0: </text:p>
          </table:table-cell>
          <table:table-cell/>
          <table:table-cell office:value-type="string" calcext:value-type="string">
            <text:p>Non</text:p>
          </table:table-cell>
          <table:table-cell/>
          <table:table-cell table:style-name="ce9" office:value-type="string" calcext:value-type="string">
            <text:p>Case 1:</text:p>
          </table:table-cell>
          <table:table-cell office:value-type="string" calcext:value-type="string">
            <text:p>Non</text:p>
          </table:table-cell>
          <table:table-cell/>
          <table:table-cell table:style-name="ce9" office:value-type="string" calcext:value-type="string">
            <text:p>Case 2:</text:p>
          </table:table-cell>
          <table:table-cell table:number-columns-repeated="994"/>
        </table:table-row>
        <table:table-row table:style-name="ro1" table:number-rows-repeated="3">
          <table:table-cell table:style-name="ce3" table:number-columns-repeated="5"/>
          <table:table-cell table:number-columns-repeated="1019"/>
        </table:table-row>
        <table:table-row table:style-name="ro1">
          <table:table-cell table:style-name="ce3" table:number-columns-repeated="5"/>
          <table:table-cell/>
          <table:table-cell office:value-type="string" calcext:value-type="string">
            <text:p>Non</text:p>
          </table:table-cell>
          <table:table-cell table:number-columns-repeated="9"/>
          <table:table-cell office:value-type="string" calcext:value-type="string">
            <text:p>Non</text:p>
          </table:table-cell>
          <table:table-cell table:number-columns-repeated="1007"/>
        </table:table-row>
        <table:table-row table:style-name="ro1" table:number-rows-repeated="2">
          <table:table-cell table:style-name="ce3" table:number-columns-repeated="5"/>
          <table:table-cell table:number-columns-repeated="1019"/>
        </table:table-row>
        <table:table-row table:style-name="ro2">
          <table:table-cell table:style-name="ce3" table:number-columns-repeated="5"/>
          <table:table-cell/>
          <table:table-cell table:style-name="ce7" office:value-type="string" calcext:value-type="string">
            <text:p>while (option != 0)</text:p>
          </table:table-cell>
          <table:table-cell table:number-columns-repeated="9"/>
          <table:table-cell table:style-name="ce9" office:value-type="string" calcext:value-type="string">
            <text:p>Case 3:</text:p>
          </table:table-cell>
          <table:table-cell/>
          <table:table-cell office:value-type="string" calcext:value-type="string">
            <text:p>Oui</text:p>
          </table:table-cell>
          <table:table-cell table:style-name="ce11" office:value-type="string" calcext:value-type="string" table:number-columns-spanned="3" table:number-rows-spanned="1">
            <text:p>swapGrandColumn((rand() % 3), (rand() % 3));</text:p>
          </table:table-cell>
          <table:covered-table-cell table:number-columns-repeated="2"/>
          <table:table-cell table:number-columns-repeated="1002"/>
        </table:table-row>
        <table:table-row table:style-name="ro1" table:number-rows-repeated="3">
          <table:table-cell table:style-name="ce3" table:number-columns-repeated="5"/>
          <table:table-cell table:number-columns-repeated="1019"/>
        </table:table-row>
        <table:table-row table:style-name="ro1">
          <table:table-cell table:style-name="ce3" table:number-columns-repeated="5"/>
          <table:table-cell table:number-columns-repeated="11"/>
          <table:table-cell office:value-type="string" calcext:value-type="string">
            <text:p>Non</text:p>
          </table:table-cell>
          <table:table-cell table:number-columns-repeated="1007"/>
        </table:table-row>
        <table:table-row table:style-name="ro1">
          <table:table-cell table:style-name="ce3" table:number-columns-repeated="5"/>
          <table:table-cell/>
          <table:table-cell office:value-type="string" calcext:value-type="string">
            <text:p>Oui</text:p>
          </table:table-cell>
          <table:table-cell table:number-columns-repeated="1017"/>
        </table:table-row>
        <table:table-row table:style-name="ro1" table:number-rows-repeated="2">
          <table:table-cell table:style-name="ce3" table:number-columns-repeated="5"/>
          <table:table-cell table:number-columns-repeated="1019"/>
        </table:table-row>
        <table:table-row table:style-name="ro2">
          <table:table-cell table:style-name="ce3" table:number-columns-repeated="5"/>
          <table:table-cell/>
          <table:table-cell table:style-name="ce7" office:value-type="string" calcext:value-type="string">
            <text:p>Fin du programe</text:p>
          </table:table-cell>
          <table:table-cell table:number-columns-repeated="9"/>
          <table:table-cell table:style-name="ce9" office:value-type="string" calcext:value-type="string">
            <text:p>Case 4:</text:p>
          </table:table-cell>
          <table:table-cell/>
          <table:table-cell office:value-type="string" calcext:value-type="string">
            <text:p>Oui</text:p>
          </table:table-cell>
          <table:table-cell table:style-name="ce11" office:value-type="string" calcext:value-type="string" table:number-columns-spanned="2" table:number-rows-spanned="1">
            <text:p>rotationVertical();</text:p>
          </table:table-cell>
          <table:covered-table-cell/>
          <table:table-cell table:number-columns-repeated="100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6"/>
          <table:table-cell office:value-type="string" calcext:value-type="string">
            <text:p>Non</text:p>
          </table:table-cell>
          <table:table-cell table:number-columns-repeated="100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6"/>
          <table:table-cell table:style-name="ce9" office:value-type="string" calcext:value-type="string">
            <text:p>Case 5:</text:p>
          </table:table-cell>
          <table:table-cell/>
          <table:table-cell office:value-type="string" calcext:value-type="string">
            <text:p>Oui</text:p>
          </table:table-cell>
          <table:table-cell table:style-name="ce11" office:value-type="string" calcext:value-type="string" table:number-columns-spanned="2" table:number-rows-spanned="1">
            <text:p>rotationHorizontale();</text:p>
          </table:table-cell>
          <table:covered-table-cell/>
          <table:table-cell table:number-columns-repeated="100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6"/>
          <table:table-cell office:value-type="string" calcext:value-type="string">
            <text:p>Non</text:p>
          </table:table-cell>
          <table:table-cell table:number-columns-repeated="100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6"/>
          <table:table-cell table:style-name="ce9" office:value-type="string" calcext:value-type="string">
            <text:p>Case 6:</text:p>
          </table:table-cell>
          <table:table-cell/>
          <table:table-cell office:value-type="string" calcext:value-type="string">
            <text:p>Oui</text:p>
          </table:table-cell>
          <table:table-cell table:style-name="ce11" office:value-type="string" calcext:value-type="string" table:number-columns-spanned="2" table:number-rows-spanned="1">
            <text:p>swapColumnLigne();</text:p>
          </table:table-cell>
          <table:covered-table-cell/>
          <table:table-cell table:number-columns-repeated="100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6"/>
          <table:table-cell office:value-type="string" calcext:value-type="string">
            <text:p>Non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6"/>
          <table:table-cell table:style-name="ce9" office:value-type="string" calcext:value-type="string">
            <text:p>Case 7:</text:p>
          </table:table-cell>
          <table:table-cell/>
          <table:table-cell office:value-type="string" calcext:value-type="string">
            <text:p>Oui</text:p>
          </table:table-cell>
          <table:table-cell table:style-name="ce11" office:value-type="string" calcext:value-type="string" table:number-columns-spanned="2" table:number-rows-spanned="1">
            <text:p>inverserTab();</text:p>
          </table:table-cell>
          <table:covered-table-cell/>
          <table:table-cell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6"/>
          <table:table-cell office:value-type="string" calcext:value-type="string">
            <text:p>Non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6"/>
          <table:table-cell table:style-name="ce9" office:value-type="string" calcext:value-type="string">
            <text:p>Case 8:</text:p>
          </table:table-cell>
          <table:table-cell/>
          <table:table-cell office:value-type="string" calcext:value-type="string">
            <text:p>Oui</text:p>
          </table:table-cell>
          <table:table-cell table:style-name="ce11" office:value-type="string" calcext:value-type="string" table:number-columns-spanned="2" table:number-rows-spanned="1">
            <text:p>inverserTab2();</text:p>
          </table:table-cell>
          <table:covered-table-cell/>
          <table:table-cell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6"/>
          <table:table-cell office:value-type="string" calcext:value-type="string">
            <text:p>Non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6"/>
          <table:table-cell table:style-name="ce9" office:value-type="string" calcext:value-type="string">
            <text:p>Case 9:</text:p>
          </table:table-cell>
          <table:table-cell/>
          <table:table-cell office:value-type="string" calcext:value-type="string">
            <text:p>Oui</text:p>
          </table:table-cell>
          <table:table-cell table:style-name="ce11" office:value-type="string" calcext:value-type="string" table:number-columns-spanned="3" table:number-rows-spanned="1">
            <text:p>remplacement((rand() % 9) + 1, (rand() % 9)+ 1);</text:p>
          </table:table-cell>
          <table:covered-table-cell table:number-columns-repeated="2"/>
          <table:table-cell table:number-columns-repeated="1002"/>
        </table:table-row>
        <table:table-row table:style-name="ro1" table:number-rows-repeated="10484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K27:Sheet1.K27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arial" svg:font-family="arial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" svg:viewBox="0 0 20 20" svg:d="M0 20l10-20 10 20z"/>
    <draw:marker draw:name="Square" svg:viewBox="0 0 10 10" svg:d="M0 0h10v10h-10z"/>
  </office:styles>
  <office:automatic-styles>
    <style:page-layout style:name="Mpm1">
      <style:page-layout-properties style:scale-to="23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7T19:43:10.283173941</meta:creation-date>
    <meta:generator>LibreOffice/7.3.7.2$Linux_X86_64 LibreOffice_project/30$Build-2</meta:generator>
    <dc:date>2023-01-18T13:54:22.396039291</dc:date>
    <meta:editing-duration>PT10H20M37S</meta:editing-duration>
    <meta:editing-cycles>20</meta:editing-cycles>
    <meta:document-statistic meta:table-count="1" meta:cell-count="95" meta:object-count="58"/>
  </office:meta>
</office:document-meta>
</file>